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P1" style:parent-style-name="Nagłówekspisutreści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6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7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8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9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0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1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2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3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4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5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6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7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8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9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20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21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22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23" style:parent-style-name="Nagłówek1" style:list-style-name="LFO1" style:family="paragraph">
      <style:text-properties fo:font-size="18pt" style:font-size-asian="18pt" style:font-size-complex="18pt"/>
    </style:style>
    <style:style style:name="P24" style:parent-style-name="Nagłówek1" style:list-style-name="LFO1" style:family="paragraph">
      <style:text-properties fo:font-size="18pt" style:font-size-asian="18pt" style:font-size-complex="18pt"/>
    </style:style>
    <style:style style:name="P25" style:parent-style-name="Nagłówek1" style:list-style-name="LFO1" style:family="paragraph">
      <style:text-properties fo:font-size="18pt" style:font-size-asian="18pt" style:font-size-complex="18pt"/>
    </style:style>
    <style:style style:name="P26" style:parent-style-name="Nagłówek1" style:list-style-name="LFO1" style:family="paragraph">
      <style:text-properties fo:font-size="18pt" style:font-size-asian="18pt" style:font-size-complex="18pt"/>
    </style:style>
    <style:style style:name="P27" style:parent-style-name="Nagłówek2" style:list-style-name="LFO1" style:family="paragraph">
      <style:text-properties fo:font-size="14pt" style:font-size-asian="14pt" style:font-size-complex="14pt"/>
    </style:style>
    <style:style style:name="P28" style:parent-style-name="Nagłówek2" style:list-style-name="LFO1" style:family="paragraph">
      <style:text-properties fo:font-size="14pt" style:font-size-asian="14pt" style:font-size-complex="14pt"/>
    </style:style>
    <style:style style:name="P29" style:parent-style-name="Nagłówek2" style:list-style-name="LFO1" style:family="paragraph">
      <style:text-properties fo:font-size="14pt" style:font-size-asian="14pt" style:font-size-complex="14pt"/>
    </style:style>
    <style:style style:name="P30" style:parent-style-name="Nagłówek2" style:list-style-name="LFO1" style:family="paragraph">
      <style:text-properties fo:font-size="14pt" style:font-size-asian="14pt" style:font-size-complex="14pt"/>
    </style:style>
    <style:style style:name="P31" style:parent-style-name="Nagłówek2" style:list-style-name="LFO1" style:family="paragraph">
      <style:text-properties fo:font-size="14pt" style:font-size-asian="14pt" style:font-size-complex="14pt"/>
    </style:style>
    <style:style style:name="P32" style:parent-style-name="Nagłówek1" style:list-style-name="LFO1" style:family="paragraph">
      <style:text-properties fo:font-size="18pt" style:font-size-asian="18pt" style:font-size-complex="18pt"/>
    </style:style>
    <style:style style:name="P33" style:parent-style-name="Nagłówek2" style:list-style-name="LFO1" style:family="paragraph">
      <style:text-properties fo:font-size="14pt" style:font-size-asian="14pt" style:font-size-complex="14pt"/>
    </style:style>
    <style:style style:name="P34" style:parent-style-name="Nagłówek2" style:list-style-name="LFO1" style:family="paragraph">
      <style:text-properties fo:font-size="14pt" style:font-size-asian="14pt" style:font-size-complex="14pt"/>
    </style:style>
    <style:style style:name="P35" style:parent-style-name="Nagłówek2" style:list-style-name="LFO1" style:family="paragraph">
      <style:text-properties fo:font-size="14pt" style:font-size-asian="14pt" style:font-size-complex="14pt"/>
    </style:style>
    <style:style style:name="P36" style:parent-style-name="Nagłówek2" style:list-style-name="LFO1" style:family="paragraph">
      <style:text-properties fo:font-size="14pt" style:font-size-asian="14pt" style:font-size-complex="14pt"/>
    </style:style>
    <style:style style:name="P37" style:parent-style-name="Nagłówek1" style:list-style-name="LFO1" style:family="paragraph">
      <style:text-properties fo:font-size="18pt" style:font-size-asian="18pt" style:font-size-complex="18pt"/>
    </style:style>
    <style:style style:name="P38" style:parent-style-name="Nagłówek1" style:list-style-name="LFO1" style:family="paragraph">
      <style:text-properties fo:font-size="18pt" style:font-size-asian="18pt" style:font-size-complex="18pt"/>
    </style:style>
    <style:style style:name="P39" style:parent-style-name="Nagłówek1" style:list-style-name="LFO1" style:family="paragraph">
      <style:text-properties fo:font-size="18pt" style:font-size-asian="18pt" style:font-size-complex="18pt"/>
    </style:style>
    <style:style style:name="P40" style:parent-style-name="Nagłówek1" style:list-style-name="LFO1" style:family="paragraph">
      <style:text-properties fo:font-size="18pt" style:font-size-asian="18pt" style:font-size-complex="18pt"/>
    </style:style>
    <style:style style:name="P41" style:parent-style-name="Nagłówek2" style:list-style-name="LFO1" style:family="paragraph">
      <style:text-properties fo:font-size="14pt" style:font-size-asian="14pt" style:font-size-complex="14pt"/>
    </style:style>
    <style:style style:name="P42" style:parent-style-name="Nagłówek2" style:list-style-name="LFO1" style:family="paragraph">
      <style:text-properties fo:font-size="14pt" style:font-size-asian="14pt" style:font-size-complex="14pt"/>
    </style:style>
    <style:style style:name="P43" style:parent-style-name="Nagłówek2" style:list-style-name="LFO1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93442393" office:target-frame-name="_top" xlink:show="replace"><text:span text:style-name="Hiperłącze">1.</text:span><text:tab/><text:span text:style-name="Hiperłącze">Wstęp</text:span><text:tab/>2</text:a></text:p>
          <text:p text:style-name="P3"><text:a xlink:href="#_Toc193442394" office:target-frame-name="_top" xlink:show="replace"><text:span text:style-name="Hiperłącze">2.</text:span><text:tab/><text:span text:style-name="Hiperłącze">Cele analizy specyfikacji</text:span><text:tab/>2</text:a></text:p>
          <text:p text:style-name="P4"><text:a xlink:href="#_Toc193442395" office:target-frame-name="_top" xlink:show="replace"><text:span text:style-name="Hiperłącze">3.</text:span><text:tab/><text:span text:style-name="Hiperłącze">Zakres specyfikacji</text:span><text:tab/>2</text:a></text:p>
          <text:p text:style-name="P5"><text:a xlink:href="#_Toc193442396" office:target-frame-name="_top" xlink:show="replace"><text:span text:style-name="Hiperłącze">4.</text:span><text:tab/><text:span text:style-name="Hiperłącze">Analiza wymagań funkcjonalnych – model usecase’ów</text:span><text:tab/>2</text:a></text:p>
          <text:p text:style-name="P6"><text:a xlink:href="#_Toc193442397" office:target-frame-name="_top" xlink:show="replace"><text:span text:style-name="Hiperłącze">4.1</text:span><text:tab/><text:span text:style-name="Hiperłącze">Specyfikacja aktorów</text:span><text:tab/>2</text:a></text:p>
          <text:p text:style-name="P7"><text:a xlink:href="#_Toc193442398" office:target-frame-name="_top" xlink:show="replace"><text:span text:style-name="Hiperłącze">4.2</text:span><text:tab/><text:span text:style-name="Hiperłącze">Lista usecase’ów</text:span><text:tab/>2</text:a></text:p>
          <text:p text:style-name="P8"><text:a xlink:href="#_Toc193442399" office:target-frame-name="_top" xlink:show="replace"><text:span text:style-name="Hiperłącze">4.3</text:span><text:tab/><text:span text:style-name="Hiperłącze">Diagram usecase’ów UML</text:span><text:tab/>2</text:a></text:p>
          <text:p text:style-name="P9"><text:a xlink:href="#_Toc193442400" office:target-frame-name="_top" xlink:show="replace"><text:span text:style-name="Hiperłącze">4.4</text:span><text:tab/><text:span text:style-name="Hiperłącze">Specyfikacja usecase’ów</text:span><text:tab/>2</text:a></text:p>
          <text:p text:style-name="P10"><text:a xlink:href="#_Toc193442401" office:target-frame-name="_top" xlink:show="replace"><text:span text:style-name="Hiperłącze">4.5</text:span><text:tab/><text:span text:style-name="Hiperłącze">Diagramy aktywności UML dla usecase’ów</text:span><text:tab/>2</text:a></text:p>
          <text:p text:style-name="P11"><text:a xlink:href="#_Toc193442402" office:target-frame-name="_top" xlink:show="replace"><text:span text:style-name="Hiperłącze">5.</text:span><text:tab/><text:span text:style-name="Hiperłącze">Analiza wymagań niefunkcjonalnych</text:span><text:tab/>2</text:a></text:p>
          <text:p text:style-name="P12"><text:a xlink:href="#_Toc193442403" office:target-frame-name="_top" xlink:show="replace"><text:span text:style-name="Hiperłącze">5.1</text:span><text:tab/><text:span text:style-name="Hiperłącze">Interfejsu użytkownika</text:span><text:tab/>2</text:a></text:p>
          <text:p text:style-name="P13"><text:a xlink:href="#_Toc193442404" office:target-frame-name="_top" xlink:show="replace"><text:span text:style-name="Hiperłącze">5.2</text:span><text:tab/><text:span text:style-name="Hiperłącze">Interfejsy sprzętowe</text:span><text:tab/>2</text:a></text:p>
          <text:p text:style-name="P14"><text:a xlink:href="#_Toc193442405" office:target-frame-name="_top" xlink:show="replace"><text:span text:style-name="Hiperłącze">5.3</text:span><text:tab/><text:span text:style-name="Hiperłącze">Interfejsy komunikacyjne</text:span><text:tab/>2</text:a></text:p>
          <text:p text:style-name="P15"><text:a xlink:href="#_Toc193442406" office:target-frame-name="_top" xlink:show="replace"><text:span text:style-name="Hiperłącze">5.4</text:span><text:tab/><text:span text:style-name="Hiperłącze">Interfejsy programowe</text:span><text:tab/>2</text:a></text:p>
          <text:p text:style-name="P16"><text:a xlink:href="#_Toc193442407" office:target-frame-name="_top" xlink:show="replace"><text:span text:style-name="Hiperłącze">6.</text:span><text:tab/><text:span text:style-name="Hiperłącze">Analiza wymagań dotyczących jakości modelowanego systemu</text:span><text:tab/>2</text:a></text:p>
          <text:p text:style-name="P17"><text:a xlink:href="#_Toc193442408" office:target-frame-name="_top" xlink:show="replace"><text:span text:style-name="Hiperłącze">7.</text:span><text:tab/><text:span text:style-name="Hiperłącze">Analiza warunków serwisowania</text:span><text:tab/>2</text:a></text:p>
          <text:p text:style-name="P18"><text:a xlink:href="#_Toc193442409" office:target-frame-name="_top" xlink:show="replace"><text:span text:style-name="Hiperłącze">8.</text:span><text:tab/><text:span text:style-name="Hiperłącze">Analiza ograniczeń architektury systemu</text:span><text:tab/>2</text:a></text:p>
          <text:p text:style-name="P19"><text:a xlink:href="#_Toc193442410" office:target-frame-name="_top" xlink:show="replace"><text:span text:style-name="Hiperłącze">9.</text:span><text:tab/><text:span text:style-name="Hiperłącze">Model bazy danych</text:span><text:tab/>2</text:a></text:p>
          <text:p text:style-name="P20"><text:a xlink:href="#_Toc193442411" office:target-frame-name="_top" xlink:show="replace"><text:span text:style-name="Hiperłącze">9.1</text:span><text:tab/><text:span text:style-name="Hiperłącze">Specyfikacja atrybutów bazy danych</text:span><text:tab/>2</text:a></text:p>
          <text:p text:style-name="P21"><text:a xlink:href="#_Toc193442412" office:target-frame-name="_top" xlink:show="replace"><text:span text:style-name="Hiperłącze">9.2</text:span><text:tab/><text:span text:style-name="Hiperłącze">Specyfikacja operacji na danych</text:span><text:tab/>2</text:a></text:p>
          <text:p text:style-name="P22"><text:a xlink:href="#_Toc193442413" office:target-frame-name="_top" xlink:show="replace"><text:span text:style-name="Hiperłącze">9.3</text:span><text:tab/><text:span text:style-name="Hiperłącze">Specyfikacja reguł poprawności i zgodności typów danych</text:span><text:tab/>3</text:a></text:p>
        </text:index-body>
      </text:table-of-content>
      <text:p text:style-name="Normalny"/>
      <text:p text:style-name="Normalny"/>
      <text:list text:style-name="LFO1" text:continue-numbering="true">
        <text:list-item>
          <text:p text:style-name="P23"><text:bookmark-start text:name="_Toc193441635"/><text:bookmark-start text:name="_Toc193442393"/><text:soft-page-break/>Wstęp<text:bookmark-end text:name="_Toc193441635"/><text:bookmark-end text:name="_Toc193442393"/></text:p>
        </text:list-item>
      </text:list>
      <text:list text:style-name="LFO1" text:continue-numbering="true">
        <text:list-item>
          <text:p text:style-name="P24"><text:bookmark-start text:name="_Toc193442394"/>Cele analizy specyfikacji<text:bookmark-end text:name="_Toc193442394"/></text:p>
        </text:list-item>
      </text:list>
      <text:list text:style-name="LFO1" text:continue-numbering="true">
        <text:list-item>
          <text:p text:style-name="P25"><text:bookmark-start text:name="_Toc193442395"/>Zakres specyfikacji<text:bookmark-end text:name="_Toc193442395"/></text:p>
        </text:list-item>
      </text:list>
      <text:list text:style-name="LFO1" text:continue-numbering="true">
        <text:list-item>
          <text:p text:style-name="P26"><text:bookmark-start text:name="_Toc193442396"/>Analiza wymagań funkcjonalnych – model usecase’ów<text:bookmark-end text:name="_Toc193442396"/></text:p>
        </text:list-item>
      </text:list>
      <text:list text:style-name="LFO1" text:continue-numbering="true">
        <text:list-item>
          <text:list>
            <text:list-item>
              <text:p text:style-name="P27"><text:bookmark-start text:name="_Toc193442397"/>Specyfikacja aktorów<text:bookmark-end text:name="_Toc193442397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8"><text:bookmark-start text:name="_Toc193442398"/>Lista usecase’ów<text:bookmark-end text:name="_Toc193442398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9"><text:bookmark-start text:name="_Toc193442399"/>Diagram usecase’ów UML<text:bookmark-end text:name="_Toc193442399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0"><text:bookmark-start text:name="_Toc193442400"/>Specyfikacja usecase’ów<text:bookmark-end text:name="_Toc193442400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1"><text:bookmark-start text:name="_Toc193442401"/>Diagramy aktywności UML dla usecase’ów<text:bookmark-end text:name="_Toc193442401"/></text:p>
            </text:list-item>
          </text:list>
        </text:list-item>
      </text:list>
      <text:list text:style-name="LFO1" text:continue-numbering="true">
        <text:list-item>
          <text:p text:style-name="P32"><text:bookmark-start text:name="_Toc193442402"/>Analiza wymagań niefunkcjonalnych<text:bookmark-end text:name="_Toc193442402"/></text:p>
        </text:list-item>
      </text:list>
      <text:list text:style-name="LFO1" text:continue-numbering="true">
        <text:list-item>
          <text:list>
            <text:list-item>
              <text:p text:style-name="P33"><text:bookmark-start text:name="_Toc193442403"/>Interfejsu użytkownika<text:bookmark-end text:name="_Toc193442403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4"><text:bookmark-start text:name="_Toc193442404"/>Interfejsy sprzętowe<text:bookmark-end text:name="_Toc193442404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5"><text:bookmark-start text:name="_Toc193442405"/>Interfejsy komunikacyjne<text:bookmark-end text:name="_Toc193442405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6"><text:bookmark-start text:name="_Toc193442406"/>Interfejsy programowe<text:bookmark-end text:name="_Toc193442406"/></text:p>
            </text:list-item>
          </text:list>
        </text:list-item>
      </text:list>
      <text:list text:style-name="LFO1" text:continue-numbering="true">
        <text:list-item>
          <text:p text:style-name="P37"><text:bookmark-start text:name="_Toc193442407"/>Analiza wymagań dotyczących jakości modelowanego systemu<text:bookmark-end text:name="_Toc193442407"/></text:p>
        </text:list-item>
      </text:list>
      <text:list text:style-name="LFO1" text:continue-numbering="true">
        <text:list-item>
          <text:p text:style-name="P38"><text:bookmark-start text:name="_Toc193442408"/>Analiza warunków serwisowania<text:bookmark-end text:name="_Toc193442408"/></text:p>
        </text:list-item>
      </text:list>
      <text:list text:style-name="LFO1" text:continue-numbering="true">
        <text:list-item>
          <text:p text:style-name="P39"><text:bookmark-start text:name="_Toc193442409"/>Analiza ograniczeń architektury systemu<text:bookmark-end text:name="_Toc193442409"/></text:p>
        </text:list-item>
      </text:list>
      <text:list text:style-name="LFO1" text:continue-numbering="true">
        <text:list-item>
          <text:p text:style-name="P40"><text:bookmark-start text:name="_Toc193442410"/>Model bazy danych<text:bookmark-end text:name="_Toc193442410"/></text:p>
        </text:list-item>
      </text:list>
      <text:list text:style-name="LFO1" text:continue-numbering="true">
        <text:list-item>
          <text:list>
            <text:list-item>
              <text:p text:style-name="P41"><text:bookmark-start text:name="_Toc193442411"/>Specyfikacja atrybutów bazy danych<text:bookmark-end text:name="_Toc193442411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42"><text:bookmark-start text:name="_Toc193442412"/>Specyfikacja operacji na danych<text:bookmark-end text:name="_Toc193442412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43"><text:bookmark-start text:name="_Toc193442413"/><text:soft-page-break/>Specyfikacja reguł poprawności i zgodności typów danych<text:bookmark-end text:name="_Toc193442413"/></text:p>
            </text:list-item>
          </text:list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style:style style:name="Nagłówekspisutreści" style:display-name="Nagłówek spisu treści" style:family="paragraph" style:parent-style-name="Nagłówek1" style:next-style-name="Normalny">
      <style:paragraph-properties fo:margin-top="0.1666in" fo:margin-bottom="0in" fo:line-height="107%"/>
      <style:text-properties style:letter-kerning="false" fo:font-size="16pt" style:font-size-asian="16pt" style:font-size-complex="16pt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21T08:33:00Z</meta:creation-date>
    <dc:date>2025-03-21T08:39:00Z</dc:date>
    <meta:template xlink:href="Normal.dotm" xlink:type="simple"/>
    <meta:editing-cycles>1</meta:editing-cycles>
    <meta:editing-duration>PT360S</meta:editing-duration>
    <meta:document-statistic meta:page-count="3" meta:paragraph-count="5" meta:word-count="391" meta:character-count="2737" meta:row-count="19" meta:non-whitespace-character-count="2351"/>
  </office:meta>
</office:document-meta>
</file>